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46E700002CF67825C08D69B41351.svm" manifest:media-type=""/>
  <manifest:file-entry manifest:full-path="Basic/Standard/Barndoo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2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36.2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6mm"/>
    </style:style>
    <style:style style:name="co6" style:family="table-column">
      <style:table-column-properties fo:break-before="auto" style:column-width="19.42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21.33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20.5mm"/>
    </style:style>
    <style:style style:name="co11" style:family="table-column">
      <style:table-column-properties fo:break-before="auto" style:column-width="17.52mm"/>
    </style:style>
    <style:style style:name="co12" style:family="table-column">
      <style:table-column-properties fo:break-before="auto" style:column-width="13.07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12.3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9.33mm"/>
    </style:style>
    <style:style style:name="co19" style:family="table-column">
      <style:table-column-properties fo:break-before="auto" style:column-width="17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7.2mm" fo:break-before="auto" style:use-optimal-row-height="false"/>
    </style:style>
    <style:style style:name="ro5" style:family="table-row">
      <style:table-row-properties style:row-height="13.23mm" fo:break-before="auto" style:use-optimal-row-height="false"/>
    </style:style>
    <style:style style:name="ro6" style:family="table-row">
      <style:table-row-properties style:row-height="9.51mm" fo:break-before="auto" style:use-optimal-row-height="false"/>
    </style:style>
    <style:style style:name="ro7" style:family="table-row">
      <style:table-row-properties style:row-height="56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">
      <style:table-cell-properties style:text-align-source="fix" style:repeat-content="false" style:rotation-angle="90" style:rotation-align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7"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27" style:family="table-cell" style:parent-style-name="Default" style:data-style-name="N107">
      <style:table-cell-properties fo:background-color="#ccffcc"/>
      <style:text-properties style:use-window-font-color="true" fo:font-weight="normal" style:font-weight-asian="normal" style:font-weight-complex="normal"/>
    </style:style>
    <style:style style:name="ce9" style:family="table-cell" style:parent-style-name="Default" style:data-style-name="N107">
      <style:table-cell-properties fo:background-color="#cc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7">
      <style:table-cell-properties fo:background-color="#ccffcc"/>
    </style:style>
    <style:style style:name="ce30" style:family="table-cell" style:parent-style-name="Default" style:data-style-name="N110">
      <style:table-cell-properties fo:background-color="transparent"/>
      <style:text-properties fo:color="#3465a4" fo:font-weight="bold" style:font-weight-asian="bold" style:font-weight-complex="bold"/>
    </style:style>
    <style:style style:name="ce31" style:family="table-cell" style:parent-style-name="Default" style:data-style-name="N110">
      <style:table-cell-properties fo:background-color="transparent"/>
      <style:text-properties fo:color="#3465a4"/>
    </style:style>
    <style:style style:name="ce29" style:family="table-cell" style:parent-style-name="Default" style:data-style-name="N110">
      <style:table-cell-properties fo:background-color="#ffffcc" style:rotation-angle="90" style:rotation-align="non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10">
      <style:table-cell-properties fo:background-color="#ffffcc"/>
      <style:text-properties style:use-window-font-color="true"/>
    </style:style>
    <style:style style:name="ce38" style:family="table-cell" style:parent-style-name="Default" style:data-style-name="N110"/>
    <style:style style:name="ce32" style:family="table-cell" style:parent-style-name="Default" style:data-style-name="N110">
      <style:table-cell-properties fo:background-color="transparent" style:rotation-angle="90" style:rotation-align="none"/>
      <style:text-properties fo:color="#3465a4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">
      <style:table-cell-properties fo:background-color="transparent"/>
      <style:text-properties style:use-window-font-color="true" fo:font-weight="bold" style:font-weight-asian="bold" style:font-weight-complex="bold"/>
    </style:style>
    <style:style style:name="ce45" style:family="table-cell" style:parent-style-name="Default" style:data-style-name="N1">
      <style:table-cell-properties fo:background-color="transparent"/>
      <style:text-properties style:use-window-font-color="true"/>
    </style:style>
    <style:style style:name="ce46" style:family="table-cell" style:parent-style-name="Default" style:data-style-name="N1">
      <style:table-cell-properties fo:background-color="#ffffcc" style:rotation-angle="90" style:rotation-align="none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">
      <style:table-cell-properties fo:background-color="#ffffcc"/>
      <style:text-properties style:use-window-font-color="true"/>
    </style:style>
    <style:style style:name="ce48" style:family="table-cell" style:parent-style-name="Default" style:data-style-name="N1"/>
    <style:style style:name="ce39" style:family="table-cell" style:parent-style-name="Default" style:data-style-name="N110">
      <style:text-properties fo:color="#ce181e"/>
    </style:style>
    <style:style style:name="ce40" style:family="table-cell" style:parent-style-name="Default" style:data-style-name="N109"/>
    <style:style style:name="ce41" style:family="table-cell" style:parent-style-name="Default" style:data-style-name="N109">
      <style:text-properties fo:color="#ce181e"/>
    </style:style>
    <style:style style:name="ce42" style:family="table-cell" style:parent-style-name="Default" style:data-style-name="N109">
      <style:table-cell-properties fo:background-color="#ff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9">
      <style:table-cell-properties fo:background-color="#ffffcc"/>
    </style:style>
    <style:style style:name="ce21" style:family="table-cell" style:parent-style-name="Default" style:data-style-name="N107">
      <style:text-properties style:use-window-font-color="true"/>
    </style:style>
    <style:style style:name="ce19" style:family="table-cell" style:parent-style-name="Default" style:data-style-name="N107">
      <style:table-cell-properties fo:background-color="#ffff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7">
      <style:table-cell-properties fo:background-color="#ffffcc"/>
      <style:text-properties style:use-window-font-color="true"/>
    </style:style>
    <style:style style:name="ce16" style:family="table-cell" style:parent-style-name="Default" style:data-style-name="N107">
      <style:text-properties fo:color="#ce181e"/>
    </style:style>
    <style:style style:name="ce20" style:family="table-cell" style:parent-style-name="Default" style:data-style-name="N107">
      <style:table-cell-properties fo:background-color="#ffffcc"/>
    </style:style>
    <style:style style:name="ce59" style:family="table-cell" style:parent-style-name="Default" style:data-style-name="N107">
      <style:table-cell-properties fo:background-color="transparent"/>
    </style:style>
    <style:style style:name="ce60" style:family="table-cell" style:parent-style-name="Default" style:data-style-name="N107">
      <style:table-cell-properties fo:background-color="#ffcccc"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7">
      <style:table-cell-properties fo:background-color="#ffcccc"/>
    </style:style>
    <style:style style:name="ce62" style:family="table-cell" style:parent-style-name="Default">
      <style:table-cell-properties fo:background-color="transparent"/>
    </style:style>
    <style:style style:name="ce22" style:family="table-cell" style:parent-style-name="Default" style:data-style-name="N107">
      <style:table-cell-properties style:rotation-angle="90" style:rotation-align="none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instellunge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name="Bild 1" draw:style-name="gr1" draw:text-style-name="P1" svg:width="181.5mm" svg:height="115.09mm" svg:x="169.42mm" svg:y="29.48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etail</text:p>
          </table:table-cell>
          <table:table-cell table:style-name="ce1" office:value-type="string" calcext:value-type="string">
            <text:p>Wert</text:p>
          </table:table-cell>
          <table:table-cell table:style-name="ce1" office:value-type="string" calcext:value-type="string">
            <text:p>Einhei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H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enkel AC bzw AB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maximaler Winkel 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°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pin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igung pro Umdreh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zahl Vollschritte pro Umdrehung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chritte</text:p>
          </table:table-cell>
        </table:table-row>
        <table:table-row table:style-name="ro1">
          <table:table-cell office:value-type="string" calcext:value-type="string">
            <text:p>Anzahl Mikroschritte pro Vollschrit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ikroschrit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Steueru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zahl der Geradenabschnitte für die Näherung an Ideal (max 6000)</text:p>
            <text:p/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Zulässige Winkelabweichung vom idealen Verlau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'‘ (Bogensekunden)</text:p>
          </table:table-cell>
        </table:table-row>
        <table:table-row table:style-name="ro1">
          <table:table-cell office:value-type="string" calcext:value-type="string">
            <text:p>kleinste Zeiteinheit die der µC auflösen kan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µs</text:p>
          </table:table-cell>
        </table:table-row>
        <table:table-row table:style-name="ro1" table:number-rows-repeated="15">
          <table:table-cell table:number-columns-repeated="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table table:name="Berechnete Werte" table:style-name="ta1">
        <office:forms form:automatic-focus="false" form:apply-design-mode="false"/>
        <table:shapes>
          <draw:frame draw:z-index="0" draw:name="Bild 1" draw:style-name="gr1" draw:text-style-name="P1" svg:width="119.95mm" svg:height="76.06mm" svg:x="159.7mm" svg:y="32.6mm">
            <draw:image xlink:href="Pictures/20000009000046E700002CF67825C08D69B41351.svm" xlink:type="simple" xlink:show="embed" xlink:actuate="onLoad">
              <text:p/>
            </draw:image>
          </draw:frame>
        </table:shapes>
        <table:table-column table:style-name="co5" table:default-cell-style-name="ce5"/>
        <table:table-column table:style-name="co6" table:default-cell-style-name="ce8"/>
        <table:table-column table:style-name="co7" table:default-cell-style-name="ce8"/>
        <table:table-column table:style-name="co8" table:default-cell-style-name="ce31"/>
        <table:table-column table:style-name="co9" table:default-cell-style-name="ce31"/>
        <table:table-column table:style-name="co10" table:default-cell-style-name="ce47"/>
        <table:table-column table:style-name="co11" table:default-cell-style-name="ce8"/>
        <table:table-column table:style-name="co11" table:default-cell-style-name="ce38"/>
        <table:table-column table:style-name="co12" table:default-cell-style-name="ce38"/>
        <table:table-column table:style-name="co13" table:default-cell-style-name="ce8"/>
        <table:table-column table:style-name="co14" table:number-columns-repeated="2" table:default-cell-style-name="ce40"/>
        <table:table-column table:style-name="co13" table:default-cell-style-name="ce8"/>
        <table:table-column table:style-name="co15" table:default-cell-style-name="ce8"/>
        <table:table-column table:style-name="co13" table:default-cell-style-name="ce8"/>
        <table:table-column table:style-name="co16" table:default-cell-style-name="ce8"/>
        <table:table-column table:style-name="co15" table:default-cell-style-name="ce8"/>
        <table:table-column table:style-name="co11" table:default-cell-style-name="ce8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4" table:number-columns-repeated="1003" table:default-cell-style-name="ce8"/>
        <table:table-row table:style-name="ro1">
          <table:table-cell table:style-name="ce4" office:value-type="string" calcext:value-type="string">
            <text:p>Detail</text:p>
          </table:table-cell>
          <table:table-cell table:style-name="ce7" office:value-type="string" calcext:value-type="string">
            <text:p>Wert</text:p>
          </table:table-cell>
          <table:table-cell table:style-name="ce7" office:value-type="string" calcext:value-type="string">
            <text:p>Einheit</text:p>
          </table:table-cell>
          <table:table-cell table:style-name="ce30" table:number-columns-repeated="2"/>
          <table:table-cell table:style-name="ce44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Holz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Schenkel AC bzw AB</text:p>
          </table:table-cell>
          <table:table-cell office:value-type="float" office:value="230" calcext:value-type="float">
            <text:p>230,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maximaler Winkel a</text:p>
          </table:table-cell>
          <table:table-cell office:value-type="float" office:value="90" calcext:value-type="float">
            <text:p>90,00</text:p>
          </table:table-cell>
          <table:table-cell office:value-type="string" calcext:value-type="string">
            <text:p>°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Spindel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office:value-type="string" calcext:value-type="string">
            <text:p>Steigung pro Umdrehung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Motor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3">
          <table:table-cell office:value-type="string" calcext:value-type="string">
            <text:p>Anzahl Vollschritte </text:p>
            <text:p>Pro Umdrehung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Schritte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3">
          <table:table-cell office:value-type="string" calcext:value-type="string">
            <text:p>Anzahl Mikroschritte </text:p>
            <text:p>Pro Vollschritt</text:p>
          </table:table-cell>
          <table:table-cell office:value-type="float" office:value="200" calcext:value-type="float">
            <text:p>200,00</text:p>
          </table:table-cell>
          <table:table-cell office:value-type="string" calcext:value-type="string">
            <text:p>Mikroschritte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4">
          <table:table-cell office:value-type="string" calcext:value-type="string">
            <text:p>Anzahl der Geraden-</text:p>
            <text:p>Abschnitte für die Näherung</text:p>
            <text:p> An Ideal (max 6000)</text:p>
            <text:p/>
          </table:table-cell>
          <table:table-cell office:value-type="float" office:value="300" calcext:value-type="float">
            <text:p>300,00</text:p>
          </table:table-cell>
          <table:table-cell office:value-type="string" calcext:value-type="string">
            <text:p>Stück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Zulässige Winkelabweichung</text:p>
            <text:p> Vom</text:p>
            <text:p> Idealen Verlauf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'‘ (Bogensekunden)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kleinste Zeiteinheit die der</text:p>
            <text:p> ΜC auflösen kann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µ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Winkel je Abschnitt</text:p>
          </table:table-cell>
          <table:table-cell table:formula="of:=[.B5]/[.B15]" office:value-type="float" office:value="0.3" calcext:value-type="float">
            <text:p>0,30</text:p>
          </table:table-cell>
          <table:table-cell office:value-type="string" calcext:value-type="string">
            <text:p>°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Zeit je Abschnitt (s)</text:p>
          </table:table-cell>
          <table:table-cell table:style-name="ce27" table:formula="of:=[.B18]*24*3600/360" office:value-type="float" office:value="72" calcext:value-type="float">
            <text:p>72,00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Mikroschritte pro mm Steigung</text:p>
          </table:table-cell>
          <table:table-cell table:formula="of:=([.$B$11]*[.$B$12])/[.$B$8]" office:value-type="float" office:value="1200" calcext:value-type="float">
            <text:p>1200,00</text:p>
          </table:table-cell>
          <table:table-cell table:number-columns-repeated="3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siderischer Tag (24h – 4min)</text:p>
          </table:table-cell>
          <table:table-cell office:value-type="float" office:value="86164.091" calcext:value-type="float">
            <text:p>86164,09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lunarer Tag (24h + 50 min)</text:p>
          </table:table-cell>
          <table:table-cell office:value-type="float" office:value="98400" calcext:value-type="float">
            <text:p>98400,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office:value-type="string" calcext:value-type="string">
            <text:p>solarer Tag (24h)</text:p>
          </table:table-cell>
          <table:table-cell office:value-type="float" office:value="86400" calcext:value-type="float">
            <text:p>86400,00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6">
          <table:table-cell table:number-columns-repeated="5"/>
          <table:table-cell table:style-name="ce45"/>
          <table:table-cell/>
          <table:table-cell table:style-name="ce39" table:number-columns-repeated="2"/>
          <table:table-cell/>
          <table:table-cell table:style-name="ce41" table:number-columns-repeated="2"/>
          <table:table-cell table:style-name="ce21" table:number-columns-repeated="4"/>
          <table:table-cell/>
          <table:table-cell table:style-name="ce16"/>
          <table:table-cell table:number-columns-repeated="1006"/>
        </table:table-row>
        <table:table-row table:style-name="ro7">
          <table:table-cell table:style-name="ce6" office:value-type="string" calcext:value-type="string">
            <text:p>Abschnitt Nummer</text:p>
          </table:table-cell>
          <table:table-cell table:style-name="ce9" office:value-type="string" calcext:value-type="string">
            <text:p>SOLL Mikroschritte </text:p>
            <text:p>Gesamt</text:p>
          </table:table-cell>
          <table:table-cell table:style-name="ce9" office:value-type="string" calcext:value-type="string">
            <text:p>SOLL Mikroschritte </text:p>
            <text:p>In diesem Abschnitt</text:p>
          </table:table-cell>
          <table:table-cell table:style-name="ce29" office:value-type="string" calcext:value-type="string">
            <text:p>IST Mikroschritte Gesamt</text:p>
            <text:p> (gerundet + Korrektur)</text:p>
          </table:table-cell>
          <table:table-cell table:style-name="ce32" office:value-type="string" calcext:value-type="string">
            <text:p>Korrekturwert Mikroschritte </text:p>
            <text:p>Gesamt</text:p>
          </table:table-cell>
          <table:table-cell table:style-name="ce46" office:value-type="string" calcext:value-type="string">
            <text:p>IST Mikroschritte </text:p>
            <text:p>In diesem Abschnitt</text:p>
          </table:table-cell>
          <table:table-cell table:style-name="ce9" office:value-type="string" calcext:value-type="string">
            <text:p>Soll Länge eines </text:p>
            <text:p>Mikroschrittes (µs)</text:p>
          </table:table-cell>
          <table:table-cell table:style-name="ce29" office:value-type="string" calcext:value-type="string">
            <text:p>Ist Länge eines Mikroschrittes, </text:p>
            <text:p>gerundet auf 4µs + Korrektur (µs)</text:p>
          </table:table-cell>
          <table:table-cell table:style-name="ce32" office:value-type="string" calcext:value-type="string">
            <text:p>Korrekturwert Mikroschritte </text:p>
            <text:p>(je 4µs)</text:p>
          </table:table-cell>
          <table:table-cell table:style-name="ce9" office:value-type="string" calcext:value-type="string">
            <text:p>Soll Winkel(°)</text:p>
          </table:table-cell>
          <table:table-cell table:style-name="ce42" office:value-type="string" calcext:value-type="string">
            <text:p>Winkel IST</text:p>
            <text:p>Gesamt (°)</text:p>
          </table:table-cell>
          <table:table-cell table:style-name="ce42" office:value-type="string" calcext:value-type="string">
            <text:p>Winkel IST </text:p>
            <text:p>Für diesen Abschnitt (°)</text:p>
          </table:table-cell>
          <table:table-cell table:style-name="ce9" office:value-type="string" calcext:value-type="string">
            <text:p>Soll Spindelweg gesamt</text:p>
            <text:p> (mm)</text:p>
          </table:table-cell>
          <table:table-cell table:style-name="ce9" office:value-type="string" calcext:value-type="string">
            <text:p>Soll Spindelweg Abschnitt</text:p>
            <text:p> (mm)</text:p>
          </table:table-cell>
          <table:table-cell table:style-name="ce19" office:value-type="string" calcext:value-type="string">
            <text:p>IST Spindelweg </text:p>
            <text:p>Gesamt (mm)</text:p>
          </table:table-cell>
          <table:table-cell table:style-name="ce19" office:value-type="string" calcext:value-type="string">
            <text:p>IST Spindelweg Abschnitt</text:p>
            <text:p> (mm)</text:p>
          </table:table-cell>
          <table:table-cell table:style-name="ce9" office:value-type="string" calcext:value-type="string">
            <text:p>Soll Zeit für diesen </text:p>
            <text:p>Abschnitt (s) siderisch</text:p>
          </table:table-cell>
          <table:table-cell table:style-name="ce19" office:value-type="string" calcext:value-type="string">
            <text:p>IST Zeit für diesen </text:p>
            <text:p>Abschnitt (s)</text:p>
          </table:table-cell>
          <table:table-cell table:style-name="ce60" office:value-type="string" calcext:value-type="string">
            <text:p>Abweichung </text:p>
            <text:p>Soll-IST Zeit Abschnitt (µs)</text:p>
          </table:table-cell>
          <table:table-cell table:style-name="ce60" office:value-type="string" calcext:value-type="string">
            <text:p>Abweichung</text:p>
            <text:p>Soll-Ist Winkel gesamt</text:p>
            <text:p>(Bogensekunden)</text:p>
          </table:table-cell>
          <table:table-cell table:style-name="ce60" office:value-type="string" calcext:value-type="string">
            <text:p>Abweichung</text:p>
            <text:p>Soll-IST Spindelweg </text:p>
            <text:p>(µm)</text:p>
          </table:table-cell>
          <table:table-cell table:style-name="ce22" table:number-columns-repeated="1003"/>
        </table:table-row>
        <table:table-row table:style-name="ro1">
          <table:table-cell office:value-type="string" calcext:value-type="string">
            <text:p>0</text:p>
          </table:table-cell>
          <table:table-cell table:style-name="ce10" table:formula="of:=[.M26]*[.$B$20]" office:value-type="float" office:value="0" calcext:value-type="float">
            <text:p>0,00</text:p>
          </table:table-cell>
          <table:table-cell table:style-name="ce10" table:formula="of:=[.N26]*[.$B$20]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style-name="ce34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10" office:value-type="float" office:value="0" calcext:value-type="float">
            <text:p>0,00</text:p>
          </table:table-cell>
          <table:table-cell table:number-columns-repeated="2" table:style-name="ce43" office:value-type="float" office:value="0" calcext:value-type="float">
            <text:p>0,0000</text:p>
          </table:table-cell>
          <table:table-cell table:number-columns-repeated="2" table:style-name="ce10" office:value-type="float" office:value="0" calcext:value-type="float">
            <text:p>0,00</text:p>
          </table:table-cell>
          <table:table-cell table:number-columns-repeated="2" table:style-name="ce13" office:value-type="float" office:value="0" calcext:value-type="float">
            <text:p>0,00</text:p>
          </table:table-cell>
          <table:table-cell table:style-name="ce10" office:value-type="float" office:value="0" calcext:value-type="float">
            <text:p>0,00</text:p>
          </table:table-cell>
          <table:table-cell table:style-name="ce20" office:value-type="float" office:value="0" calcext:value-type="float">
            <text:p>0,00</text:p>
          </table:table-cell>
          <table:table-cell table:style-name="ce61" table:formula="of:=1000*([.Q26]-[.R26])" office:value-type="float" office:value="0" calcext:value-type="float">
            <text:p>0,00</text:p>
          </table:table-cell>
          <table:table-cell table:number-columns-repeated="2" table:style-name="ce61" office:value-type="float" office:value="0" calcext:value-type="float">
            <text:p>0,00</text:p>
          </table:table-cell>
          <table:table-cell table:number-columns-repeated="1003"/>
        </table:table-row>
        <table:table-row table:style-name="ro1">
          <table:table-cell table:formula="of:=[.A26]+1" office:value-type="float" office:value="1" calcext:value-type="float">
            <text:p>1</text:p>
          </table:table-cell>
          <table:table-cell table:style-name="ce10" table:formula="of:=[.M27]*[.$B$20]" office:value-type="float" office:value="1445.13096985473" calcext:value-type="float">
            <text:p>1445,13</text:p>
          </table:table-cell>
          <table:table-cell table:style-name="ce10" table:formula="of:=[.B27]-[.B26]" office:value-type="float" office:value="1445.13096985473" calcext:value-type="float">
            <text:p>1445,13</text:p>
          </table:table-cell>
          <table:table-cell table:style-name="ce34" table:formula="of:=(ROUND([.B27];0))+[.E27]"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table:formula="of:=[.D27]-[.D26]" office:value-type="float" office:value="1445" calcext:value-type="float">
            <text:p>1445</text:p>
          </table:table-cell>
          <table:table-cell table:style-name="ce10" table:formula="of:=1000000*[.Q27]/[.C27]" office:value-type="float" office:value="49686.4371911457" calcext:value-type="float">
            <text:p>49686,44</text:p>
          </table:table-cell>
          <table:table-cell table:style-name="ce34" table:formula="of:=([.G27]-MOD([.G27];4))+4*[.I27]" office:value-type="float" office:value="49692" calcext:value-type="float">
            <text:p>49692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27]" office:value-type="float" office:value="0.3" calcext:value-type="float">
            <text:p>0,30</text:p>
          </table:table-cell>
          <table:table-cell table:style-name="ce43" table:formula="of:=2*(DEGREES(ASIN(([.O27]*0.5)/[.$B$4])))" office:value-type="float" office:value="0.299972811428865" calcext:value-type="float">
            <text:p>0,3000</text:p>
          </table:table-cell>
          <table:table-cell table:style-name="ce43" table:formula="of:=[.K27]-[.K26]" office:value-type="float" office:value="0.299972811428865" calcext:value-type="float">
            <text:p>0,3000</text:p>
          </table:table-cell>
          <table:table-cell table:style-name="ce10" table:formula="of:=(SIN((RADIANS(([.J27])*0.5)))*[.$B$4]*2)" office:value-type="float" office:value="1.20427580821228" calcext:value-type="float">
            <text:p>1,20</text:p>
          </table:table-cell>
          <table:table-cell table:style-name="ce10" table:formula="of:=(SIN((RADIANS(([.J27])*0.5)))*[.$B$4]*2)-[.M26]" office:value-type="float" office:value="1.20427580821228" calcext:value-type="float">
            <text:p>1,20</text:p>
          </table:table-cell>
          <table:table-cell table:style-name="ce13" table:formula="of:=[.D27]/[.$B$20]" office:value-type="float" office:value="1.20416666666667" calcext:value-type="float">
            <text:p>1,20</text:p>
          </table:table-cell>
          <table:table-cell table:style-name="ce13" table:formula="of:=[.F27]/[.$B$20]" office:value-type="float" office:value="1.20416666666667" calcext:value-type="float">
            <text:p>1,20</text:p>
          </table:table-cell>
          <table:table-cell table:style-name="ce10" table:formula="of:=([.$B$21]*([.J27]-[.J26]))/360" office:value-type="float" office:value="71.8034091666667" calcext:value-type="float">
            <text:p>71,80</text:p>
          </table:table-cell>
          <table:table-cell table:style-name="ce20" table:formula="of:=[.H27]*([.F27]/1000000)" office:value-type="float" office:value="71.80494" calcext:value-type="float">
            <text:p>71,80</text:p>
          </table:table-cell>
          <table:table-cell table:style-name="ce61" table:formula="of:=1000000*([.Q27]-[.R27])" office:value-type="float" office:value="-1530.8333333337" calcext:value-type="float">
            <text:p>-1530,83</text:p>
          </table:table-cell>
          <table:table-cell table:style-name="ce61" table:formula="of:=([.J27]-[.K27])*3600" office:value-type="float" office:value="0.0978788560855426" calcext:value-type="float">
            <text:p>0,10</text:p>
          </table:table-cell>
          <table:table-cell table:style-name="ce61" table:formula="of:=1000*([.N27]-[.P27])" office:value-type="float" office:value="0.109141545610481" calcext:value-type="float">
            <text:p>0,11</text:p>
          </table:table-cell>
          <table:table-cell table:number-columns-repeated="1003"/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style-name="ce10" table:formula="of:=[.M28]*[.$B$20]" office:value-type="float" office:value="2890.25203494361" calcext:value-type="float">
            <text:p>2890,25</text:p>
          </table:table-cell>
          <table:table-cell table:style-name="ce10" table:formula="of:=[.B28]-[.B27]" office:value-type="float" office:value="1445.12106508888" calcext:value-type="float">
            <text:p>1445,12</text:p>
          </table:table-cell>
          <table:table-cell table:style-name="ce34" table:formula="of:=(ROUND([.B28];0))+[.E28]"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table:formula="of:=[.D28]-[.D27]" office:value-type="float" office:value="1445" calcext:value-type="float">
            <text:p>1445</text:p>
          </table:table-cell>
          <table:table-cell table:style-name="ce10" table:formula="of:=1000000*[.Q28]/[.C28]" office:value-type="float" office:value="49686.7777387569" calcext:value-type="float">
            <text:p>49686,78</text:p>
          </table:table-cell>
          <table:table-cell table:style-name="ce34" table:formula="of:=([.G28]-MOD([.G28];4))+4*[.I28]" office:value-type="float" office:value="49692" calcext:value-type="float">
            <text:p>49692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28]" office:value-type="float" office:value="0.6" calcext:value-type="float">
            <text:p>0,60</text:p>
          </table:table-cell>
          <table:table-cell table:style-name="ce43" table:formula="of:=2*(DEGREES(ASIN(([.O28]*0.5)/[.$B$4])))" office:value-type="float" office:value="0.599947678490973" calcext:value-type="float">
            <text:p>0,5999</text:p>
          </table:table-cell>
          <table:table-cell table:style-name="ce43" table:formula="of:=[.K28]-[.K27]" office:value-type="float" office:value="0.299974867062108" calcext:value-type="float">
            <text:p>0,3000</text:p>
          </table:table-cell>
          <table:table-cell table:style-name="ce10" table:formula="of:=(SIN((RADIANS(([.J28])*0.5)))*[.$B$4]*2)" office:value-type="float" office:value="2.40854336245301" calcext:value-type="float">
            <text:p>2,41</text:p>
          </table:table-cell>
          <table:table-cell table:style-name="ce10" table:formula="of:=(SIN((RADIANS(([.J28])*0.5)))*[.$B$4]*2)-[.M27]" office:value-type="float" office:value="1.20426755424073" calcext:value-type="float">
            <text:p>1,20</text:p>
          </table:table-cell>
          <table:table-cell table:style-name="ce13" table:formula="of:=[.D28]/[.$B$20]" office:value-type="float" office:value="2.40833333333333" calcext:value-type="float">
            <text:p>2,41</text:p>
          </table:table-cell>
          <table:table-cell table:style-name="ce13" table:formula="of:=[.F28]/[.$B$20]" office:value-type="float" office:value="1.20416666666667" calcext:value-type="float">
            <text:p>1,20</text:p>
          </table:table-cell>
          <table:table-cell table:style-name="ce10" table:formula="of:=([.$B$21]*([.J28]-[.J27]))/360" office:value-type="float" office:value="71.8034091666667" calcext:value-type="float">
            <text:p>71,80</text:p>
          </table:table-cell>
          <table:table-cell table:style-name="ce20" table:formula="of:=[.H28]*([.F28]/1000000)" office:value-type="float" office:value="71.80494" calcext:value-type="float">
            <text:p>71,80</text:p>
          </table:table-cell>
          <table:table-cell table:style-name="ce61" table:formula="of:=1000000*([.Q28]-[.R28])" office:value-type="float" office:value="-1530.8333333337" calcext:value-type="float">
            <text:p>-1530,83</text:p>
          </table:table-cell>
          <table:table-cell table:style-name="ce61" table:formula="of:=([.J28]-[.K28])*3600" office:value-type="float" office:value="0.188357432496034" calcext:value-type="float">
            <text:p>0,19</text:p>
          </table:table-cell>
          <table:table-cell table:style-name="ce61" table:formula="of:=1000*([.N28]-[.P28])" office:value-type="float" office:value="0.100887574063346" calcext:value-type="float">
            <text:p>0,10</text:p>
          </table:table-cell>
          <table:table-cell table:number-columns-repeated="1003"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style-name="ce10" table:formula="of:=[.M29]*[.$B$20]" office:value-type="float" office:value="4335.35329056866" calcext:value-type="float">
            <text:p>4335,35</text:p>
          </table:table-cell>
          <table:table-cell table:style-name="ce10" table:formula="of:=[.B29]-[.B28]" office:value-type="float" office:value="1445.10125562505" calcext:value-type="float">
            <text:p>1445,10</text:p>
          </table:table-cell>
          <table:table-cell table:style-name="ce34" table:formula="of:=(ROUND([.B29];0))+[.E29]" office:value-type="float" office:value="4335" calcext:value-type="float">
            <text:p>4335</text:p>
          </table:table-cell>
          <table:table-cell office:value-type="float" office:value="0" calcext:value-type="float">
            <text:p>0</text:p>
          </table:table-cell>
          <table:table-cell table:formula="of:=[.D29]-[.D28]" office:value-type="float" office:value="1445" calcext:value-type="float">
            <text:p>1445</text:p>
          </table:table-cell>
          <table:table-cell table:style-name="ce10" table:formula="of:=1000000*[.Q29]/[.C29]" office:value-type="float" office:value="49687.45884565" calcext:value-type="float">
            <text:p>49687,46</text:p>
          </table:table-cell>
          <table:table-cell table:style-name="ce34" table:formula="of:=([.G29]-MOD([.G29];4))+4*[.I29]" office:value-type="float" office:value="49692" calcext:value-type="float">
            <text:p>49692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29]" office:value-type="float" office:value="0.9" calcext:value-type="float">
            <text:p>0,90</text:p>
          </table:table-cell>
          <table:table-cell table:style-name="ce43" table:formula="of:=2*(DEGREES(ASIN(([.O29]*0.5)/[.$B$4])))" office:value-type="float" office:value="0.899926656946352" calcext:value-type="float">
            <text:p>0,8999</text:p>
          </table:table-cell>
          <table:table-cell table:style-name="ce43" table:formula="of:=[.K29]-[.K28]" office:value-type="float" office:value="0.299978978455378" calcext:value-type="float">
            <text:p>0,3000</text:p>
          </table:table-cell>
          <table:table-cell table:style-name="ce10" table:formula="of:=(SIN((RADIANS(([.J29])*0.5)))*[.$B$4]*2)" office:value-type="float" office:value="3.61279440880721" calcext:value-type="float">
            <text:p>3,61</text:p>
          </table:table-cell>
          <table:table-cell table:style-name="ce10" table:formula="of:=(SIN((RADIANS(([.J29])*0.5)))*[.$B$4]*2)-[.M28]" office:value-type="float" office:value="1.20425104635421" calcext:value-type="float">
            <text:p>1,20</text:p>
          </table:table-cell>
          <table:table-cell table:style-name="ce13" table:formula="of:=[.D29]/[.$B$20]" office:value-type="float" office:value="3.6125" calcext:value-type="float">
            <text:p>3,61</text:p>
          </table:table-cell>
          <table:table-cell table:style-name="ce13" table:formula="of:=[.F29]/[.$B$20]" office:value-type="float" office:value="1.20416666666667" calcext:value-type="float">
            <text:p>1,20</text:p>
          </table:table-cell>
          <table:table-cell table:style-name="ce10" table:formula="of:=([.$B$21]*([.J29]-[.J28]))/360" office:value-type="float" office:value="71.8034091666667" calcext:value-type="float">
            <text:p>71,80</text:p>
          </table:table-cell>
          <table:table-cell table:style-name="ce20" table:formula="of:=[.H29]*([.F29]/1000000)" office:value-type="float" office:value="71.80494" calcext:value-type="float">
            <text:p>71,80</text:p>
          </table:table-cell>
          <table:table-cell table:style-name="ce61" table:formula="of:=1000000*([.Q29]-[.R29])" office:value-type="float" office:value="-1530.8333333337" calcext:value-type="float">
            <text:p>-1530,83</text:p>
          </table:table-cell>
          <table:table-cell table:style-name="ce61" table:formula="of:=([.J29]-[.K29])*3600" office:value-type="float" office:value="0.264034993134521" calcext:value-type="float">
            <text:p>0,26</text:p>
          </table:table-cell>
          <table:table-cell table:style-name="ce61" table:formula="of:=1000*([.N29]-[.P29])" office:value-type="float" office:value="0.0843796875402703" calcext:value-type="float">
            <text:p>0,08</text:p>
          </table:table-cell>
          <table:table-cell table:number-columns-repeated="1003"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style-name="ce10" table:formula="of:=[.M30]*[.$B$20]" office:value-type="float" office:value="5780.42483216768" calcext:value-type="float">
            <text:p>5780,42</text:p>
          </table:table-cell>
          <table:table-cell table:style-name="ce10" table:formula="of:=[.B30]-[.B29]" office:value-type="float" office:value="1445.07154159902" calcext:value-type="float">
            <text:p>1445,07</text:p>
          </table:table-cell>
          <table:table-cell table:style-name="ce34" table:formula="of:=(ROUND([.B30];0))+[.E30]" office:value-type="float" office:value="5780" calcext:value-type="float">
            <text:p>5780</text:p>
          </table:table-cell>
          <table:table-cell office:value-type="float" office:value="0" calcext:value-type="float">
            <text:p>0</text:p>
          </table:table-cell>
          <table:table-cell table:formula="of:=[.D30]-[.D29]" office:value-type="float" office:value="1445" calcext:value-type="float">
            <text:p>1445</text:p>
          </table:table-cell>
          <table:table-cell table:style-name="ce10" table:formula="of:=1000000*[.Q30]/[.C30]" office:value-type="float" office:value="49688.480535167" calcext:value-type="float">
            <text:p>49688,48</text:p>
          </table:table-cell>
          <table:table-cell table:style-name="ce34" table:formula="of:=([.G30]-MOD([.G30];4))+4*[.I30]" office:value-type="float" office:value="49692" calcext:value-type="float">
            <text:p>49692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formula="of:=[.$B$18]*[.A30]" office:value-type="float" office:value="1.2" calcext:value-type="float">
            <text:p>1,20</text:p>
          </table:table-cell>
          <table:table-cell table:style-name="ce43" table:formula="of:=2*(DEGREES(ASIN(([.O30]*0.5)/[.$B$4])))" office:value-type="float" office:value="1.19991180280862" calcext:value-type="float">
            <text:p>1,1999</text:p>
          </table:table-cell>
          <table:table-cell table:style-name="ce43" table:formula="of:=[.K30]-[.K29]" office:value-type="float" office:value="0.299985145862265" calcext:value-type="float">
            <text:p>0,3000</text:p>
          </table:table-cell>
          <table:table-cell table:style-name="ce10" table:formula="of:=(SIN((RADIANS(([.J30])*0.5)))*[.$B$4]*2)" office:value-type="float" office:value="4.81702069347307" calcext:value-type="float">
            <text:p>4,82</text:p>
          </table:table-cell>
          <table:table-cell table:style-name="ce10" table:formula="of:=(SIN((RADIANS(([.J30])*0.5)))*[.$B$4]*2)-[.M29]" office:value-type="float" office:value="1.20422628466585" calcext:value-type="float">
            <text:p>1,20</text:p>
          </table:table-cell>
          <table:table-cell table:style-name="ce13" table:formula="of:=[.D30]/[.$B$20]" office:value-type="float" office:value="4.81666666666667" calcext:value-type="float">
            <text:p>4,82</text:p>
          </table:table-cell>
          <table:table-cell table:style-name="ce13" table:formula="of:=[.F30]/[.$B$20]" office:value-type="float" office:value="1.20416666666667" calcext:value-type="float">
            <text:p>1,20</text:p>
          </table:table-cell>
          <table:table-cell table:style-name="ce10" table:formula="of:=([.$B$21]*([.J30]-[.J29]))/360" office:value-type="float" office:value="71.8034091666667" calcext:value-type="float">
            <text:p>71,80</text:p>
          </table:table-cell>
          <table:table-cell table:style-name="ce20" table:formula="of:=[.H30]*([.F30]/1000000)" office:value-type="float" office:value="71.80494" calcext:value-type="float">
            <text:p>71,80</text:p>
          </table:table-cell>
          <table:table-cell table:style-name="ce61" table:formula="of:=1000000*([.Q30]-[.R30])" office:value-type="float" office:value="-1530.8333333337" calcext:value-type="float">
            <text:p>-1530,83</text:p>
          </table:table-cell>
          <table:table-cell table:style-name="ce61" table:formula="of:=([.J30]-[.K30])*3600" office:value-type="float" office:value="0.317509888980716" calcext:value-type="float">
            <text:p>0,32</text:p>
          </table:table-cell>
          <table:table-cell table:style-name="ce61" table:formula="of:=1000*([.N30]-[.P30])" office:value-type="float" office:value="0.0596179991845247" calcext:value-type="float">
            <text:p>0,06</text:p>
          </table:table-cell>
          <table:table-cell table:number-columns-repeated="1003"/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style-name="ce10" table:formula="of:=[.M31]*[.$B$20]" office:value-type="float" office:value="7225.45675538213" calcext:value-type="float">
            <text:p>7225,46</text:p>
          </table:table-cell>
          <table:table-cell table:style-name="ce10" table:formula="of:=[.B31]-[.B30]" office:value-type="float" office:value="1445.03192321445" calcext:value-type="float">
            <text:p>1445,03</text:p>
          </table:table-cell>
          <table:table-cell table:style-name="ce34" table:formula="of:=(ROUND([.B31];0))+[.E31]" office:value-type="float" office:value="7225" calcext:value-type="float">
            <text:p>7225</text:p>
          </table:table-cell>
          <table:table-cell office:value-type="float" office:value="0" calcext:value-type="float">
            <text:p>0</text:p>
          </table:table-cell>
          <table:table-cell table:formula="of:=[.D31]-[.D30]" office:value-type="float" office:value="1445" calcext:value-type="float">
            <text:p>1445</text:p>
          </table:table-cell>
          <table:table-cell table:style-name="ce10" table:formula="of:=1000000*[.Q31]/[.C31]" office:value-type="float" office:value="49689.8428423235" calcext:value-type="float">
            <text:p>49689,84</text:p>
          </table:table-cell>
          <table:table-cell table:style-name="ce34" table:formula="of:=([.G31]-MOD([.G31];4))+4*[.I31]" office:value-type="float" office:value="49692" calcext:value-type="float">
            <text:p>49692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formula="of:=[.$B$18]*[.A31]" office:value-type="float" office:value="1.5" calcext:value-type="float">
            <text:p>1,50</text:p>
          </table:table-cell>
          <table:table-cell table:style-name="ce43" table:formula="of:=2*(DEGREES(ASIN(([.O31]*0.5)/[.$B$4])))" office:value-type="float" office:value="1.49990517247182" calcext:value-type="float">
            <text:p>1,4999</text:p>
          </table:table-cell>
          <table:table-cell table:style-name="ce43" table:formula="of:=[.K31]-[.K30]" office:value-type="float" office:value="0.299993369663206" calcext:value-type="float">
            <text:p>0,3000</text:p>
          </table:table-cell>
          <table:table-cell table:style-name="ce10" table:formula="of:=(SIN((RADIANS(([.J31])*0.5)))*[.$B$4]*2)" office:value-type="float" office:value="6.02121396281844" calcext:value-type="float">
            <text:p>6,02</text:p>
          </table:table-cell>
          <table:table-cell table:style-name="ce10" table:formula="of:=(SIN((RADIANS(([.J31])*0.5)))*[.$B$4]*2)-[.M30]" office:value-type="float" office:value="1.20419326934538" calcext:value-type="float">
            <text:p>1,20</text:p>
          </table:table-cell>
          <table:table-cell table:style-name="ce13" table:formula="of:=[.D31]/[.$B$20]" office:value-type="float" office:value="6.02083333333333" calcext:value-type="float">
            <text:p>6,02</text:p>
          </table:table-cell>
          <table:table-cell table:style-name="ce13" table:formula="of:=[.F31]/[.$B$20]" office:value-type="float" office:value="1.20416666666667" calcext:value-type="float">
            <text:p>1,20</text:p>
          </table:table-cell>
          <table:table-cell table:style-name="ce10" table:formula="of:=([.$B$21]*([.J31]-[.J30]))/360" office:value-type="float" office:value="71.8034091666667" calcext:value-type="float">
            <text:p>71,80</text:p>
          </table:table-cell>
          <table:table-cell table:style-name="ce20" table:formula="of:=[.H31]*([.F31]/1000000)" office:value-type="float" office:value="71.80494" calcext:value-type="float">
            <text:p>71,80</text:p>
          </table:table-cell>
          <table:table-cell table:style-name="ce61" table:formula="of:=1000000*([.Q31]-[.R31])" office:value-type="float" office:value="-1530.8333333337" calcext:value-type="float">
            <text:p>-1530,83</text:p>
          </table:table-cell>
          <table:table-cell table:style-name="ce61" table:formula="of:=([.J31]-[.K31])*3600" office:value-type="float" office:value="0.341379101440076" calcext:value-type="float">
            <text:p>0,34</text:p>
          </table:table-cell>
          <table:table-cell table:style-name="ce61" table:formula="of:=1000*([.N31]-[.P31])" office:value-type="float" office:value="0.0266026787123508" calcext:value-type="float">
            <text:p>0,03</text:p>
          </table:table-cell>
          <table:table-cell table:number-columns-repeated="1003"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style-name="ce10" table:formula="of:=[.M32]*[.$B$20]" office:value-type="float" office:value="8670.43915612501" calcext:value-type="float">
            <text:p>8670,44</text:p>
          </table:table-cell>
          <table:table-cell table:style-name="ce10" table:formula="of:=[.B32]-[.B31]" office:value-type="float" office:value="1444.98240074288" calcext:value-type="float">
            <text:p>1444,98</text:p>
          </table:table-cell>
          <table:table-cell table:style-name="ce34" table:formula="of:=(ROUND([.B32];0))+[.E32]" office:value-type="float" office:value="8670" calcext:value-type="float">
            <text:p>8670</text:p>
          </table:table-cell>
          <table:table-cell office:value-type="float" office:value="0" calcext:value-type="float">
            <text:p>0</text:p>
          </table:table-cell>
          <table:table-cell table:formula="of:=[.D32]-[.D31]" office:value-type="float" office:value="1445" calcext:value-type="float">
            <text:p>1445</text:p>
          </table:table-cell>
          <table:table-cell table:style-name="ce10" table:formula="of:=1000000*[.Q32]/[.C32]" office:value-type="float" office:value="49691.5458138119" calcext:value-type="float">
            <text:p>49691,55</text:p>
          </table:table-cell>
          <table:table-cell table:style-name="ce34" table:formula="of:=([.G32]-MOD([.G32];4))+4*[.I32]" office:value-type="float" office:value="49692" calcext:value-type="float">
            <text:p>49692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formula="of:=[.$B$18]*[.A32]" office:value-type="float" office:value="1.8" calcext:value-type="float">
            <text:p>1,80</text:p>
          </table:table-cell>
          <table:table-cell table:style-name="ce43" table:formula="of:=2*(DEGREES(ASIN(([.O32]*0.5)/[.$B$4])))" office:value-type="float" office:value="1.79990882283738" calcext:value-type="float">
            <text:p>1,7999</text:p>
          </table:table-cell>
          <table:table-cell table:style-name="ce43" table:formula="of:=[.K32]-[.K31]" office:value-type="float" office:value="0.300003650365554" calcext:value-type="float">
            <text:p>0,3000</text:p>
          </table:table-cell>
          <table:table-cell table:style-name="ce10" table:formula="of:=(SIN((RADIANS(([.J32])*0.5)))*[.$B$4]*2)" office:value-type="float" office:value="7.22536596343751" calcext:value-type="float">
            <text:p>7,23</text:p>
          </table:table-cell>
          <table:table-cell table:style-name="ce10" table:formula="of:=(SIN((RADIANS(([.J32])*0.5)))*[.$B$4]*2)-[.M31]" office:value-type="float" office:value="1.20415200061907" calcext:value-type="float">
            <text:p>1,20</text:p>
          </table:table-cell>
          <table:table-cell table:style-name="ce13" table:formula="of:=[.D32]/[.$B$20]" office:value-type="float" office:value="7.225" calcext:value-type="float">
            <text:p>7,23</text:p>
          </table:table-cell>
          <table:table-cell table:style-name="ce13" table:formula="of:=[.F32]/[.$B$20]" office:value-type="float" office:value="1.20416666666667" calcext:value-type="float">
            <text:p>1,20</text:p>
          </table:table-cell>
          <table:table-cell table:style-name="ce10" table:formula="of:=([.$B$21]*([.J32]-[.J31]))/360" office:value-type="float" office:value="71.8034091666667" calcext:value-type="float">
            <text:p>71,80</text:p>
          </table:table-cell>
          <table:table-cell table:style-name="ce20" table:formula="of:=[.H32]*([.F32]/1000000)" office:value-type="float" office:value="71.80494" calcext:value-type="float">
            <text:p>71,80</text:p>
          </table:table-cell>
          <table:table-cell table:style-name="ce61" table:formula="of:=1000000*([.Q32]-[.R32])" office:value-type="float" office:value="-1530.8333333337" calcext:value-type="float">
            <text:p>-1530,83</text:p>
          </table:table-cell>
          <table:table-cell table:style-name="ce61" table:formula="of:=([.J32]-[.K32])*3600" office:value-type="float" office:value="0.328237785446284" calcext:value-type="float">
            <text:p>0,33</text:p>
          </table:table-cell>
          <table:table-cell table:style-name="ce61" table:formula="of:=1000*([.N32]-[.P32])" office:value-type="float" office:value="-0.0146660476003646" calcext:value-type="float">
            <text:p>-0,01</text:p>
          </table:table-cell>
          <table:table-cell table:number-columns-repeated="1003"/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style-name="ce10" table:formula="of:=[.M33]*[.$B$20]" office:value-type="float" office:value="10115.3621306487" calcext:value-type="float">
            <text:p>10115,36</text:p>
          </table:table-cell>
          <table:table-cell table:style-name="ce10" table:formula="of:=[.B33]-[.B32]" office:value-type="float" office:value="1444.92297452373" calcext:value-type="float">
            <text:p>1444,92</text:p>
          </table:table-cell>
          <table:table-cell table:style-name="ce34" table:formula="of:=(ROUND([.B33];0))+[.E33]" office:value-type="float" office:value="10115" calcext:value-type="float">
            <text:p>10115</text:p>
          </table:table-cell>
          <table:table-cell office:value-type="float" office:value="0" calcext:value-type="float">
            <text:p>0</text:p>
          </table:table-cell>
          <table:table-cell table:formula="of:=[.D33]-[.D32]" office:value-type="float" office:value="1445" calcext:value-type="float">
            <text:p>1445</text:p>
          </table:table-cell>
          <table:table-cell table:style-name="ce10" table:formula="of:=1000000*[.Q33]/[.C33]" office:value-type="float" office:value="49693.5895080041" calcext:value-type="float">
            <text:p>49693,59</text:p>
          </table:table-cell>
          <table:table-cell table:style-name="ce34" table:formula="of:=([.G33]-MOD([.G33];4))+4*[.I33]" office:value-type="float" office:value="49692" calcext:value-type="float">
            <text:p>496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3]" office:value-type="float" office:value="2.1" calcext:value-type="float">
            <text:p>2,10</text:p>
          </table:table-cell>
          <table:table-cell table:style-name="ce43" table:formula="of:=2*(DEGREES(ASIN(([.O33]*0.5)/[.$B$4])))" office:value-type="float" office:value="2.09992481144104" calcext:value-type="float">
            <text:p>2,0999</text:p>
          </table:table-cell>
          <table:table-cell table:style-name="ce43" table:formula="of:=[.K33]-[.K32]" office:value-type="float" office:value="0.300015988603663" calcext:value-type="float">
            <text:p>0,3000</text:p>
          </table:table-cell>
          <table:table-cell table:style-name="ce10" table:formula="of:=(SIN((RADIANS(([.J33])*0.5)))*[.$B$4]*2)" office:value-type="float" office:value="8.42946844220729" calcext:value-type="float">
            <text:p>8,43</text:p>
          </table:table-cell>
          <table:table-cell table:style-name="ce10" table:formula="of:=(SIN((RADIANS(([.J33])*0.5)))*[.$B$4]*2)-[.M32]" office:value-type="float" office:value="1.20410247876978" calcext:value-type="float">
            <text:p>1,20</text:p>
          </table:table-cell>
          <table:table-cell table:style-name="ce13" table:formula="of:=[.D33]/[.$B$20]" office:value-type="float" office:value="8.42916666666667" calcext:value-type="float">
            <text:p>8,43</text:p>
          </table:table-cell>
          <table:table-cell table:style-name="ce13" table:formula="of:=[.F33]/[.$B$20]" office:value-type="float" office:value="1.20416666666667" calcext:value-type="float">
            <text:p>1,20</text:p>
          </table:table-cell>
          <table:table-cell table:style-name="ce10" table:formula="of:=([.$B$21]*([.J33]-[.J32]))/360" office:value-type="float" office:value="71.8034091666667" calcext:value-type="float">
            <text:p>71,80</text:p>
          </table:table-cell>
          <table:table-cell table:style-name="ce20" table:formula="of:=[.H33]*([.F33]/1000000)" office:value-type="float" office:value="71.80494" calcext:value-type="float">
            <text:p>71,80</text:p>
          </table:table-cell>
          <table:table-cell table:style-name="ce61" table:formula="of:=1000000*([.Q33]-[.R33])" office:value-type="float" office:value="-1530.83333326265" calcext:value-type="float">
            <text:p>-1530,83</text:p>
          </table:table-cell>
          <table:table-cell table:style-name="ce61" table:formula="of:=([.J33]-[.K33])*3600" office:value-type="float" office:value="0.270678812261771" calcext:value-type="float">
            <text:p>0,27</text:p>
          </table:table-cell>
          <table:table-cell table:style-name="ce61" table:formula="of:=1000*([.N33]-[.P33])" office:value-type="float" office:value="-0.0641878968892229" calcext:value-type="float">
            <text:p>-0,06</text:p>
          </table:table-cell>
          <table:table-cell table:number-columns-repeated="1003"/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table:style-name="ce10" table:formula="of:=[.M34]*[.$B$20]" office:value-type="float" office:value="11560.215775613" calcext:value-type="float">
            <text:p>11560,22</text:p>
          </table:table-cell>
          <table:table-cell table:style-name="ce10" table:formula="of:=[.B34]-[.B33]" office:value-type="float" office:value="1444.8536449643" calcext:value-type="float">
            <text:p>1444,85</text:p>
          </table:table-cell>
          <table:table-cell table:style-name="ce34" table:formula="of:=(ROUND([.B34];0))+[.E34]" office:value-type="float" office:value="11560" calcext:value-type="float">
            <text:p>11560</text:p>
          </table:table-cell>
          <table:table-cell office:value-type="float" office:value="0" calcext:value-type="float">
            <text:p>0</text:p>
          </table:table-cell>
          <table:table-cell table:formula="of:=[.D34]-[.D33]" office:value-type="float" office:value="1445" calcext:value-type="float">
            <text:p>1445</text:p>
          </table:table-cell>
          <table:table-cell table:style-name="ce10" table:formula="of:=1000000*[.Q34]/[.C34]" office:value-type="float" office:value="49695.9739949585" calcext:value-type="float">
            <text:p>49695,97</text:p>
          </table:table-cell>
          <table:table-cell table:style-name="ce34" table:formula="of:=([.G34]-MOD([.G34];4))+4*[.I34]" office:value-type="float" office:value="49692" calcext:value-type="float">
            <text:p>49692</text:p>
          </table:table-cell>
          <table:table-cell table:style-name="ce31" office:value-type="float" office:value="0" calcext:value-type="float">
            <text:p>0</text:p>
          </table:table-cell>
          <table:table-cell table:style-name="ce10" table:formula="of:=[.$B$18]*[.A34]" office:value-type="float" office:value="2.4" calcext:value-type="float">
            <text:p>2,40</text:p>
          </table:table-cell>
          <table:table-cell table:style-name="ce43" table:formula="of:=2*(DEGREES(ASIN(([.O34]*0.5)/[.$B$4])))" office:value-type="float" office:value="2.39995519658003" calcext:value-type="float">
            <text:p>2,4000</text:p>
          </table:table-cell>
          <table:table-cell table:style-name="ce43" table:formula="of:=[.K34]-[.K33]" office:value-type="float" office:value="0.300030385138996" calcext:value-type="float">
            <text:p>0,3000</text:p>
          </table:table-cell>
          <table:table-cell table:style-name="ce10" table:formula="of:=(SIN((RADIANS(([.J34])*0.5)))*[.$B$4]*2)" office:value-type="float" office:value="9.6335131463442" calcext:value-type="float">
            <text:p>9,63</text:p>
          </table:table-cell>
          <table:table-cell table:style-name="ce10" table:formula="of:=(SIN((RADIANS(([.J34])*0.5)))*[.$B$4]*2)-[.M33]" office:value-type="float" office:value="1.20404470413691" calcext:value-type="float">
            <text:p>1,20</text:p>
          </table:table-cell>
          <table:table-cell table:style-name="ce13" table:formula="of:=[.D34]/[.$B$20]" office:value-type="float" office:value="9.63333333333333" calcext:value-type="float">
            <text:p>9,63</text:p>
          </table:table-cell>
          <table:table-cell table:style-name="ce13" table:formula="of:=[.F34]/[.$B$20]" office:value-type="float" office:value="1.20416666666667" calcext:value-type="float">
            <text:p>1,20</text:p>
          </table:table-cell>
          <table:table-cell table:style-name="ce10" table:formula="of:=([.$B$21]*([.J34]-[.J33]))/360" office:value-type="float" office:value="71.8034091666666" calcext:value-type="float">
            <text:p>71,80</text:p>
          </table:table-cell>
          <table:table-cell table:style-name="ce20" table:formula="of:=[.H34]*([.F34]/1000000)" office:value-type="float" office:value="71.80494" calcext:value-type="float">
            <text:p>71,80</text:p>
          </table:table-cell>
          <table:table-cell table:style-name="ce61" table:formula="of:=1000000*([.Q34]-[.R34])" office:value-type="float" office:value="-1530.83333337634" calcext:value-type="float">
            <text:p>-1530,83</text:p>
          </table:table-cell>
          <table:table-cell table:style-name="ce61" table:formula="of:=([.J34]-[.K34])*3600" office:value-type="float" office:value="0.16129231187616" calcext:value-type="float">
            <text:p>0,16</text:p>
          </table:table-cell>
          <table:table-cell table:style-name="ce61" table:formula="of:=1000*([.N34]-[.P34])" office:value-type="float" office:value="-0.121962529752828" calcext:value-type="float">
            <text:p>-0,12</text:p>
          </table:table-cell>
          <table:table-cell table:number-columns-repeated="1003"/>
        </table:table-row>
        <table:table-row table:style-name="ro1">
          <table:table-cell table:formula="of:=[.A34]+1" office:value-type="float" office:value="9" calcext:value-type="float">
            <text:p>9</text:p>
          </table:table-cell>
          <table:table-cell table:style-name="ce10" table:formula="of:=[.M35]*[.$B$20]" office:value-type="float" office:value="13004.9901881528" calcext:value-type="float">
            <text:p>13004,99</text:p>
          </table:table-cell>
          <table:table-cell table:style-name="ce10" table:formula="of:=[.B35]-[.B34]" office:value-type="float" office:value="1444.77441253976" calcext:value-type="float">
            <text:p>1444,77</text:p>
          </table:table-cell>
          <table:table-cell table:style-name="ce34" table:formula="of:=(ROUND([.B35];0))+[.E35]" office:value-type="float" office:value="13005" calcext:value-type="float">
            <text:p>13005</text:p>
          </table:table-cell>
          <table:table-cell office:value-type="float" office:value="0" calcext:value-type="float">
            <text:p>0</text:p>
          </table:table-cell>
          <table:table-cell table:formula="of:=[.D35]-[.D34]" office:value-type="float" office:value="1445" calcext:value-type="float">
            <text:p>1445</text:p>
          </table:table-cell>
          <table:table-cell table:style-name="ce10" table:formula="of:=1000000*[.Q35]/[.C35]" office:value-type="float" office:value="49698.6993564232" calcext:value-type="float">
            <text:p>49698,70</text:p>
          </table:table-cell>
          <table:table-cell table:style-name="ce34" table:formula="of:=([.G35]-MOD([.G35];4))+4*[.I35]" office:value-type="float" office:value="49692" calcext:value-type="float">
            <text:p>49692</text:p>
          </table:table-cell>
          <table:table-cell table:style-name="ce31" office:value-type="float" office:value="-1" calcext:value-type="float">
            <text:p>-1</text:p>
          </table:table-cell>
          <table:table-cell table:style-name="ce10" table:formula="of:=[.$B$18]*[.A35]" office:value-type="float" office:value="2.7" calcext:value-type="float">
            <text:p>2,70</text:p>
          </table:table-cell>
          <table:table-cell table:style-name="ce43" table:formula="of:=2*(DEGREES(ASIN(([.O35]*0.5)/[.$B$4])))" office:value-type="float" office:value="2.70000203744029" calcext:value-type="float">
            <text:p>2,7000</text:p>
          </table:table-cell>
          <table:table-cell table:style-name="ce43" table:formula="of:=[.K35]-[.K34]" office:value-type="float" office:value="0.300046840860257" calcext:value-type="float">
            <text:p>0,3000</text:p>
          </table:table-cell>
          <table:table-cell table:style-name="ce10" table:formula="of:=(SIN((RADIANS(([.J35])*0.5)))*[.$B$4]*2)" office:value-type="float" office:value="10.8374918234607" calcext:value-type="float">
            <text:p>10,84</text:p>
          </table:table-cell>
          <table:table-cell table:style-name="ce10" table:formula="of:=(SIN((RADIANS(([.J35])*0.5)))*[.$B$4]*2)-[.M34]" office:value-type="float" office:value="1.20397867711647" calcext:value-type="float">
            <text:p>1,20</text:p>
          </table:table-cell>
          <table:table-cell table:style-name="ce13" table:formula="of:=[.D35]/[.$B$20]" office:value-type="float" office:value="10.8375" calcext:value-type="float">
            <text:p>10,84</text:p>
          </table:table-cell>
          <table:table-cell table:style-name="ce13" table:formula="of:=[.F35]/[.$B$20]" office:value-type="float" office:value="1.20416666666667" calcext:value-type="float">
            <text:p>1,20</text:p>
          </table:table-cell>
          <table:table-cell table:style-name="ce10" table:formula="of:=([.$B$21]*([.J35]-[.J34]))/360" office:value-type="float" office:value="71.8034091666666" calcext:value-type="float">
            <text:p>71,80</text:p>
          </table:table-cell>
          <table:table-cell table:style-name="ce20" table:formula="of:=[.H35]*([.F35]/1000000)" office:value-type="float" office:value="71.80494" calcext:value-type="float">
            <text:p>71,80</text:p>
          </table:table-cell>
          <table:table-cell table:style-name="ce61" table:formula="of:=1000000*([.Q35]-[.R35])" office:value-type="float" office:value="-1530.83333337634" calcext:value-type="float">
            <text:p>-1530,83</text:p>
          </table:table-cell>
          <table:table-cell table:style-name="ce61" table:formula="of:=([.J35]-[.K35])*3600" office:value-type="float" office:value="-0.00733478504972851" calcext:value-type="float">
            <text:p>-0,01</text:p>
          </table:table-cell>
          <table:table-cell table:style-name="ce61" table:formula="of:=1000*([.N35]-[.P35])" office:value-type="float" office:value="-0.18798955019772" calcext:value-type="float">
            <text:p>-0,19</text:p>
          </table:table-cell>
          <table:table-cell table:number-columns-repeated="1003"/>
        </table:table-row>
        <table:table-row table:style-name="ro1">
          <table:table-cell table:formula="of:=[.A35]+1" office:value-type="float" office:value="10" calcext:value-type="float">
            <text:p>10</text:p>
          </table:table-cell>
          <table:table-cell table:style-name="ce10" table:formula="of:=[.M36]*[.$B$20]" office:value-type="float" office:value="14449.675465946" calcext:value-type="float">
            <text:p>14449,68</text:p>
          </table:table-cell>
          <table:table-cell table:style-name="ce10" table:formula="of:=[.B36]-[.B35]" office:value-type="float" office:value="1444.68527779318" calcext:value-type="float">
            <text:p>1444,69</text:p>
          </table:table-cell>
          <table:table-cell table:style-name="ce34" table:formula="of:=(ROUND([.B36];0))+[.E36]" office:value-type="float" office:value="14450" calcext:value-type="float">
            <text:p>14450</text:p>
          </table:table-cell>
          <table:table-cell office:value-type="float" office:value="0" calcext:value-type="float">
            <text:p>0</text:p>
          </table:table-cell>
          <table:table-cell table:formula="of:=[.D36]-[.D35]" office:value-type="float" office:value="1445" calcext:value-type="float">
            <text:p>1445</text:p>
          </table:table-cell>
          <table:table-cell table:style-name="ce10" table:formula="of:=1000000*[.Q36]/[.C36]" office:value-type="float" office:value="49701.7656858452" calcext:value-type="float">
            <text:p>49701,77</text:p>
          </table:table-cell>
          <table:table-cell table:style-name="ce34" table:formula="of:=([.G36]-MOD([.G36];4))+4*[.I36]" office:value-type="float" office:value="49692" calcext:value-type="float">
            <text:p>49692</text:p>
          </table:table-cell>
          <table:table-cell table:style-name="ce31" office:value-type="float" office:value="-2" calcext:value-type="float">
            <text:p>-2</text:p>
          </table:table-cell>
          <table:table-cell table:style-name="ce10" table:formula="of:=[.$B$18]*[.A36]" office:value-type="float" office:value="3" calcext:value-type="float">
            <text:p>3,00</text:p>
          </table:table-cell>
          <table:table-cell table:style-name="ce43" table:formula="of:=2*(DEGREES(ASIN(([.O36]*0.5)/[.$B$4])))" office:value-type="float" office:value="3.00006739422383" calcext:value-type="float">
            <text:p>3,0001</text:p>
          </table:table-cell>
          <table:table-cell table:style-name="ce43" table:formula="of:=[.K36]-[.K35]" office:value-type="float" office:value="0.300065356783543" calcext:value-type="float">
            <text:p>0,3001</text:p>
          </table:table-cell>
          <table:table-cell table:style-name="ce10" table:formula="of:=(SIN((RADIANS(([.J36])*0.5)))*[.$B$4]*2)" office:value-type="float" office:value="12.0413962216217" calcext:value-type="float">
            <text:p>12,04</text:p>
          </table:table-cell>
          <table:table-cell table:style-name="ce10" table:formula="of:=(SIN((RADIANS(([.J36])*0.5)))*[.$B$4]*2)-[.M35]" office:value-type="float" office:value="1.20390439816098" calcext:value-type="float">
            <text:p>1,20</text:p>
          </table:table-cell>
          <table:table-cell table:style-name="ce13" table:formula="of:=[.D36]/[.$B$20]" office:value-type="float" office:value="12.0416666666667" calcext:value-type="float">
            <text:p>12,04</text:p>
          </table:table-cell>
          <table:table-cell table:style-name="ce13" table:formula="of:=[.F36]/[.$B$20]" office:value-type="float" office:value="1.20416666666667" calcext:value-type="float">
            <text:p>1,20</text:p>
          </table:table-cell>
          <table:table-cell table:style-name="ce10" table:formula="of:=([.$B$21]*([.J36]-[.J35]))/360" office:value-type="float" office:value="71.8034091666667" calcext:value-type="float">
            <text:p>71,80</text:p>
          </table:table-cell>
          <table:table-cell table:style-name="ce20" table:formula="of:=[.H36]*([.F36]/1000000)" office:value-type="float" office:value="71.80494" calcext:value-type="float">
            <text:p>71,80</text:p>
          </table:table-cell>
          <table:table-cell table:style-name="ce61" table:formula="of:=1000000*([.Q36]-[.R36])" office:value-type="float" office:value="-1530.83333326265" calcext:value-type="float">
            <text:p>-1530,83</text:p>
          </table:table-cell>
          <table:table-cell table:style-name="ce61" table:formula="of:=([.J36]-[.K36])*3600" office:value-type="float" office:value="-0.242619205802619" calcext:value-type="float">
            <text:p>-0,24</text:p>
          </table:table-cell>
          <table:table-cell table:style-name="ce61" table:formula="of:=1000*([.N36]-[.P36])" office:value-type="float" office:value="-0.262268505685448" calcext:value-type="float">
            <text:p>-0,26</text:p>
          </table:table-cell>
          <table:table-cell table:number-columns-repeated="1003"/>
        </table:table-row>
        <table:table-row table:style-name="ro1">
          <table:table-cell table:formula="of:=[.A36]+1" office:value-type="float" office:value="11" calcext:value-type="float">
            <text:p>11</text:p>
          </table:table-cell>
          <table:table-cell table:style-name="ce10" table:formula="of:=[.M37]*[.$B$20]" office:value-type="float" office:value="15894.2617072814" calcext:value-type="float">
            <text:p>15894,26</text:p>
          </table:table-cell>
          <table:table-cell table:style-name="ce10" table:formula="of:=[.B37]-[.B36]" office:value-type="float" office:value="1444.58624133546" calcext:value-type="float">
            <text:p>1444,59</text:p>
          </table:table-cell>
          <table:table-cell table:style-name="ce34" table:formula="of:=(ROUND([.B37];0))+[.E37]" office:value-type="float" office:value="15894" calcext:value-type="float">
            <text:p>15894</text:p>
          </table:table-cell>
          <table:table-cell office:value-type="float" office:value="0" calcext:value-type="float">
            <text:p>0</text:p>
          </table:table-cell>
          <table:table-cell table:formula="of:=[.D37]-[.D36]" office:value-type="float" office:value="1444" calcext:value-type="float">
            <text:p>1444</text:p>
          </table:table-cell>
          <table:table-cell table:style-name="ce10" table:formula="of:=1000000*[.Q37]/[.C37]" office:value-type="float" office:value="49705.173088377" calcext:value-type="float">
            <text:p>49705,17</text:p>
          </table:table-cell>
          <table:table-cell table:style-name="ce34" table:formula="of:=([.G37]-MOD([.G37];4))+4*[.I37]" office:value-type="float" office:value="49724" calcext:value-type="float">
            <text:p>49724</text:p>
          </table:table-cell>
          <table:table-cell table:style-name="ce31" office:value-type="float" office:value="5" calcext:value-type="float">
            <text:p>5</text:p>
          </table:table-cell>
          <table:table-cell table:style-name="ce10" table:formula="of:=[.$B$18]*[.A37]" office:value-type="float" office:value="3.3" calcext:value-type="float">
            <text:p>3,30</text:p>
          </table:table-cell>
          <table:table-cell table:style-name="ce43" table:formula="of:=2*(DEGREES(ASIN(([.O37]*0.5)/[.$B$4])))" office:value-type="float" office:value="3.2999456487592" calcext:value-type="float">
            <text:p>3,2999</text:p>
          </table:table-cell>
          <table:table-cell table:style-name="ce43" table:formula="of:=[.K37]-[.K36]" office:value-type="float" office:value="0.29987825453537" calcext:value-type="float">
            <text:p>0,2999</text:p>
          </table:table-cell>
          <table:table-cell table:style-name="ce10" table:formula="of:=(SIN((RADIANS(([.J37])*0.5)))*[.$B$4]*2)" office:value-type="float" office:value="13.2452180894012" calcext:value-type="float">
            <text:p>13,25</text:p>
          </table:table-cell>
          <table:table-cell table:style-name="ce10" table:formula="of:=(SIN((RADIANS(([.J37])*0.5)))*[.$B$4]*2)-[.M36]" office:value-type="float" office:value="1.20382186777955" calcext:value-type="float">
            <text:p>1,20</text:p>
          </table:table-cell>
          <table:table-cell table:style-name="ce13" table:formula="of:=[.D37]/[.$B$20]" office:value-type="float" office:value="13.245" calcext:value-type="float">
            <text:p>13,25</text:p>
          </table:table-cell>
          <table:table-cell table:style-name="ce13" table:formula="of:=[.F37]/[.$B$20]" office:value-type="float" office:value="1.20333333333333" calcext:value-type="float">
            <text:p>1,20</text:p>
          </table:table-cell>
          <table:table-cell table:style-name="ce10" table:formula="of:=([.$B$21]*([.J37]-[.J36]))/360" office:value-type="float" office:value="71.8034091666667" calcext:value-type="float">
            <text:p>71,80</text:p>
          </table:table-cell>
          <table:table-cell table:style-name="ce20" table:formula="of:=[.H37]*([.F37]/1000000)" office:value-type="float" office:value="71.801456" calcext:value-type="float">
            <text:p>71,80</text:p>
          </table:table-cell>
          <table:table-cell table:style-name="ce61" table:formula="of:=1000000*([.Q37]-[.R37])" office:value-type="float" office:value="1953.16666673762" calcext:value-type="float">
            <text:p>1953,17</text:p>
          </table:table-cell>
          <table:table-cell table:style-name="ce61" table:formula="of:=([.J37]-[.K37])*3600" office:value-type="float" office:value="0.195664466865608" calcext:value-type="float">
            <text:p>0,20</text:p>
          </table:table-cell>
          <table:table-cell table:style-name="ce61" table:formula="of:=1000*([.N37]-[.P37])" office:value-type="float" office:value="0.488534446212219" calcext:value-type="float">
            <text:p>0,49</text:p>
          </table:table-cell>
          <table:table-cell table:number-columns-repeated="1003"/>
        </table:table-row>
        <table:table-row table:style-name="ro1">
          <table:table-cell table:formula="of:=[.A37]+1" office:value-type="float" office:value="12" calcext:value-type="float">
            <text:p>12</text:p>
          </table:table-cell>
          <table:table-cell table:style-name="ce10" table:formula="of:=[.M38]*[.$B$20]" office:value-type="float" office:value="17338.7390111268" calcext:value-type="float">
            <text:p>17338,74</text:p>
          </table:table-cell>
          <table:table-cell table:style-name="ce10" table:formula="of:=[.B38]-[.B37]" office:value-type="float" office:value="1444.47730384538" calcext:value-type="float">
            <text:p>1444,48</text:p>
          </table:table-cell>
          <table:table-cell table:style-name="ce34" table:formula="of:=(ROUND([.B38];0))+[.E38]" office:value-type="float" office:value="17339" calcext:value-type="float">
            <text:p>17339</text:p>
          </table:table-cell>
          <table:table-cell office:value-type="float" office:value="0" calcext:value-type="float">
            <text:p>0</text:p>
          </table:table-cell>
          <table:table-cell table:formula="of:=[.D38]-[.D37]" office:value-type="float" office:value="1445" calcext:value-type="float">
            <text:p>1445</text:p>
          </table:table-cell>
          <table:table-cell table:style-name="ce10" table:formula="of:=1000000*[.Q38]/[.C38]" office:value-type="float" office:value="49708.9216808855" calcext:value-type="float">
            <text:p>49708,92</text:p>
          </table:table-cell>
          <table:table-cell table:style-name="ce34" table:formula="of:=([.G38]-MOD([.G38];4))+4*[.I38]" office:value-type="float" office:value="49692" calcext:value-type="float">
            <text:p>49692</text:p>
          </table:table-cell>
          <table:table-cell table:style-name="ce31" office:value-type="float" office:value="-4" calcext:value-type="float">
            <text:p>-4</text:p>
          </table:table-cell>
          <table:table-cell table:style-name="ce10" table:formula="of:=[.$B$18]*[.A38]" office:value-type="float" office:value="3.6" calcext:value-type="float">
            <text:p>3,60</text:p>
          </table:table-cell>
          <table:table-cell table:style-name="ce43" table:formula="of:=2*(DEGREES(ASIN(([.O38]*0.5)/[.$B$4])))" office:value-type="float" office:value="3.60005420631655" calcext:value-type="float">
            <text:p>3,6001</text:p>
          </table:table-cell>
          <table:table-cell table:style-name="ce43" table:formula="of:=[.K38]-[.K37]" office:value-type="float" office:value="0.300108557557341" calcext:value-type="float">
            <text:p>0,3001</text:p>
          </table:table-cell>
          <table:table-cell table:style-name="ce10" table:formula="of:=(SIN((RADIANS(([.J38])*0.5)))*[.$B$4]*2)" office:value-type="float" office:value="14.448949175939" calcext:value-type="float">
            <text:p>14,45</text:p>
          </table:table-cell>
          <table:table-cell table:style-name="ce10" table:formula="of:=(SIN((RADIANS(([.J38])*0.5)))*[.$B$4]*2)-[.M37]" office:value-type="float" office:value="1.20373108653782" calcext:value-type="float">
            <text:p>1,20</text:p>
          </table:table-cell>
          <table:table-cell table:style-name="ce13" table:formula="of:=[.D38]/[.$B$20]" office:value-type="float" office:value="14.4491666666667" calcext:value-type="float">
            <text:p>14,45</text:p>
          </table:table-cell>
          <table:table-cell table:style-name="ce13" table:formula="of:=[.F38]/[.$B$20]" office:value-type="float" office:value="1.20416666666667" calcext:value-type="float">
            <text:p>1,20</text:p>
          </table:table-cell>
          <table:table-cell table:style-name="ce10" table:formula="of:=([.$B$21]*([.J38]-[.J37]))/360" office:value-type="float" office:value="71.8034091666666" calcext:value-type="float">
            <text:p>71,80</text:p>
          </table:table-cell>
          <table:table-cell table:style-name="ce20" table:formula="of:=[.H38]*([.F38]/1000000)" office:value-type="float" office:value="71.80494" calcext:value-type="float">
            <text:p>71,80</text:p>
          </table:table-cell>
          <table:table-cell table:style-name="ce61" table:formula="of:=1000000*([.Q38]-[.R38])" office:value-type="float" office:value="-1530.83333337634" calcext:value-type="float">
            <text:p>-1530,83</text:p>
          </table:table-cell>
          <table:table-cell table:style-name="ce61" table:formula="of:=([.J38]-[.K38])*3600" office:value-type="float" office:value="-0.195142739564247" calcext:value-type="float">
            <text:p>-0,20</text:p>
          </table:table-cell>
          <table:table-cell table:style-name="ce61" table:formula="of:=1000*([.N38]-[.P38])" office:value-type="float" office:value="-0.435580128850255" calcext:value-type="float">
            <text:p>-0,44</text:p>
          </table:table-cell>
          <table:table-cell table:number-columns-repeated="1003"/>
        </table:table-row>
        <table:table-row table:style-name="ro1">
          <table:table-cell table:formula="of:=[.A38]+1" office:value-type="float" office:value="13" calcext:value-type="float">
            <text:p>13</text:p>
          </table:table-cell>
          <table:table-cell table:style-name="ce10" table:formula="of:=[.M39]*[.$B$20]" office:value-type="float" office:value="18783.0974771964" calcext:value-type="float">
            <text:p>18783,10</text:p>
          </table:table-cell>
          <table:table-cell table:style-name="ce10" table:formula="of:=[.B39]-[.B38]" office:value-type="float" office:value="1444.35846606961" calcext:value-type="float">
            <text:p>1444,36</text:p>
          </table:table-cell>
          <table:table-cell table:style-name="ce34" table:formula="of:=(ROUND([.B39];0))+[.E39]" office:value-type="float" office:value="18783" calcext:value-type="float">
            <text:p>18783</text:p>
          </table:table-cell>
          <table:table-cell office:value-type="float" office:value="0" calcext:value-type="float">
            <text:p>0</text:p>
          </table:table-cell>
          <table:table-cell table:formula="of:=[.D39]-[.D38]" office:value-type="float" office:value="1444" calcext:value-type="float">
            <text:p>1444</text:p>
          </table:table-cell>
          <table:table-cell table:style-name="ce10" table:formula="of:=1000000*[.Q39]/[.C39]" office:value-type="float" office:value="49713.0115919616" calcext:value-type="float">
            <text:p>49713,01</text:p>
          </table:table-cell>
          <table:table-cell table:style-name="ce34" table:formula="of:=([.G39]-MOD([.G39];4))+4*[.I39]" office:value-type="float" office:value="49724" calcext:value-type="float">
            <text:p>49724</text:p>
          </table:table-cell>
          <table:table-cell table:style-name="ce31" office:value-type="float" office:value="3" calcext:value-type="float">
            <text:p>3</text:p>
          </table:table-cell>
          <table:table-cell table:style-name="ce10" table:formula="of:=[.$B$18]*[.A39]" office:value-type="float" office:value="3.9" calcext:value-type="float">
            <text:p>3,90</text:p>
          </table:table-cell>
          <table:table-cell table:style-name="ce43" table:formula="of:=2*(DEGREES(ASIN(([.O39]*0.5)/[.$B$4])))" office:value-type="float" office:value="3.89997975265184" calcext:value-type="float">
            <text:p>3,9000</text:p>
          </table:table-cell>
          <table:table-cell table:style-name="ce43" table:formula="of:=[.K39]-[.K38]" office:value-type="float" office:value="0.299925546335294" calcext:value-type="float">
            <text:p>0,2999</text:p>
          </table:table-cell>
          <table:table-cell table:style-name="ce10" table:formula="of:=(SIN((RADIANS(([.J39])*0.5)))*[.$B$4]*2)" office:value-type="float" office:value="15.652581230997" calcext:value-type="float">
            <text:p>15,65</text:p>
          </table:table-cell>
          <table:table-cell table:style-name="ce10" table:formula="of:=(SIN((RADIANS(([.J39])*0.5)))*[.$B$4]*2)-[.M38]" office:value-type="float" office:value="1.20363205505801" calcext:value-type="float">
            <text:p>1,20</text:p>
          </table:table-cell>
          <table:table-cell table:style-name="ce13" table:formula="of:=[.D39]/[.$B$20]" office:value-type="float" office:value="15.6525" calcext:value-type="float">
            <text:p>15,65</text:p>
          </table:table-cell>
          <table:table-cell table:style-name="ce13" table:formula="of:=[.F39]/[.$B$20]" office:value-type="float" office:value="1.20333333333333" calcext:value-type="float">
            <text:p>1,20</text:p>
          </table:table-cell>
          <table:table-cell table:style-name="ce10" table:formula="of:=([.$B$21]*([.J39]-[.J38]))/360" office:value-type="float" office:value="71.8034091666666" calcext:value-type="float">
            <text:p>71,80</text:p>
          </table:table-cell>
          <table:table-cell table:style-name="ce20" table:formula="of:=[.H39]*([.F39]/1000000)" office:value-type="float" office:value="71.801456" calcext:value-type="float">
            <text:p>71,80</text:p>
          </table:table-cell>
          <table:table-cell table:style-name="ce61" table:formula="of:=1000000*([.Q39]-[.R39])" office:value-type="float" office:value="1953.16666662393" calcext:value-type="float">
            <text:p>1953,17</text:p>
          </table:table-cell>
          <table:table-cell table:style-name="ce61" table:formula="of:=([.J39]-[.K39])*3600" office:value-type="float" office:value="0.0728904533771058" calcext:value-type="float">
            <text:p>0,07</text:p>
          </table:table-cell>
          <table:table-cell table:style-name="ce61" table:formula="of:=1000*([.N39]-[.P39])" office:value-type="float" office:value="0.298721724680595" calcext:value-type="float">
            <text:p>0,30</text:p>
          </table:table-cell>
          <table:table-cell table:number-columns-repeated="1003"/>
        </table:table-row>
        <table:table-row table:style-name="ro1">
          <table:table-cell table:formula="of:=[.A39]+1" office:value-type="float" office:value="14" calcext:value-type="float">
            <text:p>14</text:p>
          </table:table-cell>
          <table:table-cell table:style-name="ce10" table:formula="of:=[.M40]*[.$B$20]" office:value-type="float" office:value="20227.3272060191" calcext:value-type="float">
            <text:p>20227,33</text:p>
          </table:table-cell>
          <table:table-cell table:style-name="ce10" table:formula="of:=[.B40]-[.B39]" office:value-type="float" office:value="1444.22972882263" calcext:value-type="float">
            <text:p>1444,23</text:p>
          </table:table-cell>
          <table:table-cell table:style-name="ce34" table:formula="of:=(ROUND([.B40];0))+[.E40]" office:value-type="float" office:value="20227" calcext:value-type="float">
            <text:p>20227</text:p>
          </table:table-cell>
          <table:table-cell office:value-type="float" office:value="0" calcext:value-type="float">
            <text:p>0</text:p>
          </table:table-cell>
          <table:table-cell table:formula="of:=[.D40]-[.D39]" office:value-type="float" office:value="1444" calcext:value-type="float">
            <text:p>1444</text:p>
          </table:table-cell>
          <table:table-cell table:style-name="ce10" table:formula="of:=1000000*[.Q40]/[.C40]" office:value-type="float" office:value="49717.4429619327" calcext:value-type="float">
            <text:p>49717,44</text:p>
          </table:table-cell>
          <table:table-cell table:style-name="ce34" table:formula="of:=([.G40]-MOD([.G40];4))+4*[.I40]" office:value-type="float" office:value="49724" calcext:value-type="float">
            <text:p>49724</text:p>
          </table:table-cell>
          <table:table-cell table:style-name="ce31" office:value-type="float" office:value="2" calcext:value-type="float">
            <text:p>2</text:p>
          </table:table-cell>
          <table:table-cell table:style-name="ce10" table:formula="of:=[.$B$18]*[.A40]" office:value-type="float" office:value="4.2" calcext:value-type="float">
            <text:p>4,20</text:p>
          </table:table-cell>
          <table:table-cell table:style-name="ce43" table:formula="of:=2*(DEGREES(ASIN(([.O40]*0.5)/[.$B$4])))" office:value-type="float" office:value="4.19993202853937" calcext:value-type="float">
            <text:p>4,1999</text:p>
          </table:table-cell>
          <table:table-cell table:style-name="ce43" table:formula="of:=[.K40]-[.K39]" office:value-type="float" office:value="0.299952275887525" calcext:value-type="float">
            <text:p>0,3000</text:p>
          </table:table-cell>
          <table:table-cell table:style-name="ce10" table:formula="of:=(SIN((RADIANS(([.J40])*0.5)))*[.$B$4]*2)" office:value-type="float" office:value="16.8561060050159" calcext:value-type="float">
            <text:p>16,86</text:p>
          </table:table-cell>
          <table:table-cell table:style-name="ce10" table:formula="of:=(SIN((RADIANS(([.J40])*0.5)))*[.$B$4]*2)-[.M39]" office:value-type="float" office:value="1.20352477401886" calcext:value-type="float">
            <text:p>1,20</text:p>
          </table:table-cell>
          <table:table-cell table:style-name="ce13" table:formula="of:=[.D40]/[.$B$20]" office:value-type="float" office:value="16.8558333333333" calcext:value-type="float">
            <text:p>16,86</text:p>
          </table:table-cell>
          <table:table-cell table:style-name="ce13" table:formula="of:=[.F40]/[.$B$20]" office:value-type="float" office:value="1.20333333333333" calcext:value-type="float">
            <text:p>1,20</text:p>
          </table:table-cell>
          <table:table-cell table:style-name="ce10" table:formula="of:=([.$B$21]*([.J40]-[.J39]))/360" office:value-type="float" office:value="71.8034091666668" calcext:value-type="float">
            <text:p>71,80</text:p>
          </table:table-cell>
          <table:table-cell table:style-name="ce20" table:formula="of:=[.H40]*([.F40]/1000000)" office:value-type="float" office:value="71.801456" calcext:value-type="float">
            <text:p>71,80</text:p>
          </table:table-cell>
          <table:table-cell table:style-name="ce61" table:formula="of:=1000000*([.Q40]-[.R40])" office:value-type="float" office:value="1953.16666683709" calcext:value-type="float">
            <text:p>1953,17</text:p>
          </table:table-cell>
          <table:table-cell table:style-name="ce61" table:formula="of:=([.J40]-[.K40])*3600" office:value-type="float" office:value="0.244697258289506" calcext:value-type="float">
            <text:p>0,24</text:p>
          </table:table-cell>
          <table:table-cell table:style-name="ce61" table:formula="of:=1000*([.N40]-[.P40])" office:value-type="float" office:value="0.191440685527899" calcext:value-type="float">
            <text:p>0,19</text:p>
          </table:table-cell>
          <table:table-cell table:number-columns-repeated="1003"/>
        </table:table-row>
        <table:table-row table:style-name="ro1">
          <table:table-cell table:formula="of:=[.A40]+1" office:value-type="float" office:value="15" calcext:value-type="float">
            <text:p>15</text:p>
          </table:table-cell>
          <table:table-cell table:style-name="ce10" table:formula="of:=[.M41]*[.$B$20]" office:value-type="float" office:value="21671.4182990059" calcext:value-type="float">
            <text:p>21671,42</text:p>
          </table:table-cell>
          <table:table-cell table:style-name="ce10" table:formula="of:=[.B41]-[.B40]" office:value-type="float" office:value="1444.09109298681" calcext:value-type="float">
            <text:p>1444,09</text:p>
          </table:table-cell>
          <table:table-cell table:style-name="ce34" table:formula="of:=(ROUND([.B41];0))+[.E41]" office:value-type="float" office:value="21671" calcext:value-type="float">
            <text:p>21671</text:p>
          </table:table-cell>
          <table:table-cell office:value-type="float" office:value="0" calcext:value-type="float">
            <text:p>0</text:p>
          </table:table-cell>
          <table:table-cell table:formula="of:=[.D41]-[.D40]" office:value-type="float" office:value="1444" calcext:value-type="float">
            <text:p>1444</text:p>
          </table:table-cell>
          <table:table-cell table:style-name="ce10" table:formula="of:=1000000*[.Q41]/[.C41]" office:value-type="float" office:value="49722.2159428708" calcext:value-type="float">
            <text:p>49722,22</text:p>
          </table:table-cell>
          <table:table-cell table:style-name="ce34" table:formula="of:=([.G41]-MOD([.G41];4))+4*[.I41]" office:value-type="float" office:value="49724" calcext:value-type="float">
            <text:p>49724</text:p>
          </table:table-cell>
          <table:table-cell table:style-name="ce31" office:value-type="float" office:value="1" calcext:value-type="float">
            <text:p>1</text:p>
          </table:table-cell>
          <table:table-cell table:style-name="ce10" table:formula="of:=[.$B$18]*[.A41]" office:value-type="float" office:value="4.5" calcext:value-type="float">
            <text:p>4,50</text:p>
          </table:table-cell>
          <table:table-cell table:style-name="ce43" table:formula="of:=2*(DEGREES(ASIN(([.O41]*0.5)/[.$B$4])))" office:value-type="float" office:value="4.49991309688761" calcext:value-type="float">
            <text:p>4,4999</text:p>
          </table:table-cell>
          <table:table-cell table:style-name="ce43" table:formula="of:=[.K41]-[.K40]" office:value-type="float" office:value="0.299981068348246" calcext:value-type="float">
            <text:p>0,3000</text:p>
          </table:table-cell>
          <table:table-cell table:style-name="ce10" table:formula="of:=(SIN((RADIANS(([.J41])*0.5)))*[.$B$4]*2)" office:value-type="float" office:value="18.0595152491716" calcext:value-type="float">
            <text:p>18,06</text:p>
          </table:table-cell>
          <table:table-cell table:style-name="ce10" table:formula="of:=(SIN((RADIANS(([.J41])*0.5)))*[.$B$4]*2)-[.M40]" office:value-type="float" office:value="1.20340924415568" calcext:value-type="float">
            <text:p>1,20</text:p>
          </table:table-cell>
          <table:table-cell table:style-name="ce13" table:formula="of:=[.D41]/[.$B$20]" office:value-type="float" office:value="18.0591666666667" calcext:value-type="float">
            <text:p>18,06</text:p>
          </table:table-cell>
          <table:table-cell table:style-name="ce13" table:formula="of:=[.F41]/[.$B$20]" office:value-type="float" office:value="1.20333333333333" calcext:value-type="float">
            <text:p>1,20</text:p>
          </table:table-cell>
          <table:table-cell table:style-name="ce10" table:formula="of:=([.$B$21]*([.J41]-[.J40]))/360" office:value-type="float" office:value="71.8034091666666" calcext:value-type="float">
            <text:p>71,80</text:p>
          </table:table-cell>
          <table:table-cell table:style-name="ce20" table:formula="of:=[.H41]*([.F41]/1000000)" office:value-type="float" office:value="71.801456" calcext:value-type="float">
            <text:p>71,80</text:p>
          </table:table-cell>
          <table:table-cell table:style-name="ce61" table:formula="of:=1000000*([.Q41]-[.R41])" office:value-type="float" office:value="1953.16666662393" calcext:value-type="float">
            <text:p>1953,17</text:p>
          </table:table-cell>
          <table:table-cell table:style-name="ce61" table:formula="of:=([.J41]-[.K41])*3600" office:value-type="float" office:value="0.312851204603248" calcext:value-type="float">
            <text:p>0,31</text:p>
          </table:table-cell>
          <table:table-cell table:style-name="ce61" table:formula="of:=1000*([.N41]-[.P41])" office:value-type="float" office:value="0.0759108223424843" calcext:value-type="float">
            <text:p>0,08</text:p>
          </table:table-cell>
          <table:table-cell table:number-columns-repeated="1003"/>
        </table:table-row>
        <table:table-row table:style-name="ro1" table:number-rows-repeated="728">
          <table:table-cell table:style-name="Default" table:number-columns-repeated="3"/>
          <table:table-cell table:style-name="ce38" table:number-columns-repeated="2"/>
          <table:table-cell table:style-name="ce48"/>
          <table:table-cell table:style-name="Default" table:number-columns-repeated="2"/>
          <table:table-cell/>
          <table:table-cell table:style-name="Default" table:number-columns-repeated="9"/>
          <table:table-cell table:style-name="ce62" table:number-columns-repeated="3"/>
          <table:table-cell table:style-name="Default" table:number-columns-repeated="1003"/>
        </table:table-row>
        <table:table-row table:style-name="ro1" table:number-rows-repeated="10478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sualisierung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/>
    </number:number-style>
    <number:number-style style:name="N107">
      <style:text-properties fo:color="#ff0000"/>
      <number:text>-</number:text>
      <number:number number:decimal-places="2" loext:min-decimal-places="2" number:min-integer-digits="1"/>
      <style:map style:condition="value()&gt;=0" style:apply-style-name="N107P0"/>
    </number:number-style>
    <number:number-style style:name="N109P0" style:volatile="true">
      <number:number number:decimal-places="4" loext:min-decimal-places="4" number:min-integer-digits="1"/>
    </number:number-style>
    <number:number-style style:name="N109">
      <style:text-properties fo:color="#ff0000"/>
      <number:text>-</number:text>
      <number:number number:decimal-places="4" loext:min-decimal-places="4" number:min-integer-digits="1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/>
    </number:number-style>
    <number:number-style style:name="N110">
      <style:text-properties fo:color="#ff0000"/>
      <number:text>-</number:text>
      <number:number number:decimal-places="0" loext:min-decimal-places="0" number:min-integer-digits="1"/>
      <style:map style:condition="value()&gt;=0" style:apply-style-name="N110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3">00.00.0000</text:date>, <text:time style:data-style-name="N2" text:time-value="08:55:01.22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2:21:49.954000000</meta:creation-date>
    <dc:date>2018-07-23T09:47:36.686000000</dc:date>
    <meta:editing-duration>P1DT6H5M10S</meta:editing-duration>
    <meta:editing-cycles>115</meta:editing-cycles>
    <meta:generator>LibreOffice/5.4.5.1$Windows_x86 LibreOffice_project/79c9829dd5d8054ec39a82dc51cd9eff340dbee8</meta:generator>
    <meta:document-statistic meta:table-count="3" meta:cell-count="436" meta:object-count="2"/>
  </office:meta>
</office:document-meta>
</file>

<file path=Basic/Standard/Barndoor.xml><?xml version="1.0" encoding="utf-8"?>
<!DOCTYPE module  PUBLIC '-//OpenOffice.org//DTD OfficeDocument 1.0//EN'  'module.dtd'>
<script:module xmlns:script="http://openoffice.org/2000/script" script:name="Barndoor" script:language="StarBasic" script:moduleType="normal">REM  *****  BASIC  *****

const cAbschnittsNummer  				="A"
const cAnzahlMikroSchritteInAbschnitt  	="B"
const cLaengeEinesMikroSchrittes  		="C"
const cWinkelIst  						="D"
const cWinkelSoll  						="E"
const cWinkelAbweichungMax  			="F"
const cZeitAbweichungMax  				="G"
const cErsteErgebnisZeile				=2
const cModellSchrittePerAbschnitt			= 100000

const cZeitAufloesungSekunden =0.100
const cWegAufloesungMikroMeter = 100.0


Sub Main

DIM IdealWinkel(cModellSchrittePerAbschnitt) as Single
DIM IdealZeit(cModellSchrittePerAbschnitt) as Single


DIM RealWinkel(cModellAnzahlSchritte) as Single
DIM RealSchritte(cModellAnzahlSchritte) as Integer
DIM RealSchrittDauer(cModellAnzahlSchritte) as Integer




MeinDokument = thisComponent
BlattEinstellungen = MeinDokument.sheets(0)
BlattErgebnisse = MeinDokument.sheets(1)

fSchenkelLaenge =  CSng(BlattEinstellungen.getCellRangeByName("$B$4").string)
fMaxWinkel = CSng(BlattEinstellungen.getCellRangeByName("$B$5").string)
fSpindelSteigung = CSng(BlattEinstellungen.getCellRangeByName("$B$8").string)
iAnzahlVollSchritte = Cint(BlattEinstellungen.getCellRangeByName("$B$11").string)
iAnzahlMikroschritte = Cint(BlattEinstellungen.getCellRangeByName("$B$12").string)
iAnzahlAbschnitte = Cint(BlattEinstellungen.getCellRangeByName("$B$15").string)
fErlaubteWinkelabweichung = Csng(BlattEinstellungen.getCellRangeByName("$B$16").string)
fKleinsteZeitBasis = Csng(BlattEinstellungen.getCellRangeByName("$B$17").string)

fZeitAufloesung = Csng(cZeitAufloesungSekunden)
fWegAufloesungMikroMeter= Csng(cWegAufloesungMikroMeter)

'Vorbereitungen
for Ideal = 0 to cModellAnzahlSchritte -1
	RealWinkel(Ideal) = fMaxWinkel/(cModellAnzahlSchritte*1.0)


next Ideal

'Was eintragen
for iAbschnitt = 1 to iAnzahlAbschnitte

BlattErgebnisse.getCellRangeByName("$" + cstr(cAbschnittsNummer) + "$" + cstr(iAbschnitt + cint(cErsteErgebnisZeile)-1 )).string = cstr(iAbschnitt)


'PSEUDOCODE

'Eingabe Schrittweite (Millisekunden), z.B. 100ms
'Eingabe MikrocontrollerAuflösung (µsec)  [4µsec@16MHz]
'Eingabe Winkeltoleranz (°)
'Eingabe Wegtoleranz (mm)

'Ermittle alle Winkel zwischen 0° und 90° in [Schrittweite]
'Ermittle die passenden Positionen für 0° bis 90° in [Schrittweite]
'Das sind die Stützstellen. Der Bereich dazwischen ist je ein [Abschnitt].

'Berechnungen
'IST: Interpoliere [Position] und [Winkel] linear zwischen den einzelnen Schritten, Auflösung [MikrocontrollerAuflösung]

'SOLL: Berechne [Position] und [Winkel] exakt zwischen den einzelnen Schritten,  Auflösung [MikrocontrollerAuflösung]

'//Vergleiche IST und SOLL [Abschnitt] für [Abschnitt]: 

'Wenn im ersten [Abschnitt] ein [IST] mehr als {Winkeltoleranz] oder [Wegtoleranz] von [SOLL] abweicht dann
'	- ersetze die nachfolgende [Stützstelle] mit diesem [SOLL] Wertepaar (wenn nicht die letzte...) 
'	- wiederhole die [IST]-Berechnung für diesen [Abschnitt] und für den darauf folgenden [Abschnitt].
'	- wiederhole den IST-SOLL-Vergleich für diesen [Abschnitt].
'weiter mit dem nächsten [Abschnitt] (usw bis Ende)
'
'generiere eine passende include-Datei so daß sie nahtlos in die Arduino-Entwicklung integriert werden kann.
'
'ToDo: reduzierung der Stützstellen


 




















next iAbschnitt


End Sub






function fctDingsBums
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rndoo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